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Aptos" fo:color="#000000"/>
    </style:style>
    <style:style style:name="P9" style:parent-style-name="Heading1" style:family="paragraph">
      <style:paragraph-properties fo:text-align="center"/>
      <style:text-properties style:font-name="Aptos" fo:color="#000000"/>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tyle="italic" style:font-style-asian="italic" style:font-style-complex="italic" fo:font-size="10pt" style:font-size-asian="10pt" style:font-size-complex="10pt"/>
    </style:style>
    <style:style style:name="T1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 style:parent-style-name="DefaultParagraphFont" style:family="text">
      <style:text-properties fo:font-style="italic" style:font-style-asian="italic" style:font-style-complex="italic" fo:font-size="10pt" style:font-size-asian="10pt" style:font-size-complex="10pt"/>
    </style:style>
    <style:style style:name="T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style="italic" style:font-style-asian="italic" style:font-style-complex="italic" fo:font-size="10pt" style:font-size-asian="10pt" style:font-size-complex="10pt"/>
    </style:style>
    <style:style style:name="T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style="italic" style:font-style-asian="italic" style:font-style-complex="italic" fo:font-size="10pt" style:font-size-asian="10pt" style:font-size-complex="10pt"/>
    </style:style>
    <style:style style:name="T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 style:parent-style-name="DefaultParagraphFont" style:family="text">
      <style:text-properties fo:font-style="italic" style:font-style-asian="italic" style:font-style-complex="italic" fo:font-size="10pt" style:font-size-asian="10pt" style:font-size-complex="10pt"/>
    </style:style>
    <style:style style:name="T2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 style:parent-style-name="DefaultParagraphFont" style:family="text">
      <style:text-properties fo:font-style="italic" style:font-style-asian="italic" style:font-style-complex="italic" fo:font-size="10pt" style:font-size-asian="10pt" style:font-size-complex="10pt"/>
    </style:style>
    <style:style style:name="T2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 style:parent-style-name="DefaultParagraphFont" style:family="text">
      <style:text-properties fo:font-style="italic" style:font-style-asian="italic" style:font-style-complex="italic" fo:font-size="10pt" style:font-size-asian="10pt" style:font-size-complex="10pt"/>
    </style:style>
    <style:style style:name="T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 style:parent-style-name="DefaultParagraphFont" style:family="text">
      <style:text-properties fo:font-style="italic" style:font-style-asian="italic" style:font-style-complex="italic" fo:font-size="10pt" style:font-size-asian="10pt" style:font-size-complex="10pt"/>
    </style:style>
    <style:style style:name="T2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9" style:parent-style-name="DefaultParagraphFont" style:family="text">
      <style:text-properties fo:font-style="italic" style:font-style-asian="italic" style:font-style-complex="italic" fo:font-size="10pt" style:font-size-asian="10pt" style:font-size-complex="10pt"/>
    </style:style>
    <style:style style:name="T30"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1" style:parent-style-name="DefaultParagraphFont" style:family="text">
      <style:text-properties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4" style:parent-style-name="DefaultParagraphFont" style:family="text">
      <style:text-properties fo:font-style="italic" style:font-style-asian="italic" style:font-style-complex="italic" fo:font-size="10pt" style:font-size-asian="10pt" style:font-size-complex="10pt"/>
    </style:style>
    <style:style style:name="T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6" style:parent-style-name="DefaultParagraphFont" style:family="text">
      <style:text-properties fo:font-style="italic" style:font-style-asian="italic" style:font-style-complex="italic" fo:font-size="10pt" style:font-size-asian="10pt" style:font-size-complex="10pt"/>
    </style:style>
    <style:style style:name="T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8" style:parent-style-name="DefaultParagraphFont" style:family="text">
      <style:text-properties fo:font-style="italic" style:font-style-asian="italic" style:font-style-complex="italic" fo:font-size="10pt" style:font-size-asian="10pt" style:font-size-complex="10pt"/>
    </style:style>
    <style:style style:name="T3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 style:parent-style-name="DefaultParagraphFont" style:family="text">
      <style:text-properties fo:font-style="italic" style:font-style-asian="italic" style:font-style-complex="italic" fo:font-size="10pt" style:font-size-asian="10pt" style:font-size-complex="10pt"/>
    </style:style>
    <style:style style:name="T4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2" style:parent-style-name="DefaultParagraphFont" style:family="text">
      <style:text-properties fo:font-style="italic" style:font-style-asian="italic" style:font-style-complex="italic" fo:font-size="10pt" style:font-size-asian="10pt" style:font-size-complex="10pt"/>
    </style:style>
    <style:style style:name="T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 style:parent-style-name="DefaultParagraphFont" style:family="text">
      <style:text-properties fo:font-style="italic" style:font-style-asian="italic" style:font-style-complex="italic" fo:font-size="10pt" style:font-size-asian="10pt" style:font-size-complex="10pt"/>
    </style:style>
    <style:style style:name="T4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6" style:parent-style-name="DefaultParagraphFont" style:family="text">
      <style:text-properties fo:font-style="italic" style:font-style-asian="italic" style:font-style-complex="italic" fo:font-size="10pt" style:font-size-asian="10pt" style:font-size-complex="10pt"/>
    </style:style>
    <style:style style:name="P47" style:parent-style-name="Normal" style:family="paragraph">
      <style:paragraph-properties fo:text-align="center"/>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Normal" style:master-page-name="MPF1" style:family="paragraph">
      <style:paragraph-properties fo:break-before="page"/>
    </style:style>
    <style:style style:name="P60" style:parent-style-name="Normal" style:family="paragraph">
      <style:paragraph-properties fo:text-align="center"/>
      <style:text-properties fo:font-size="26pt" style:font-size-asian="26pt" style:font-size-complex="26pt"/>
    </style:style>
    <style:style style:name="P61" style:parent-style-name="Normal" style:master-page-name="MPF2" style:family="paragraph">
      <style:paragraph-properties fo:break-before="page" fo:text-align="center"/>
    </style:style>
    <style:style style:name="P66" style:parent-style-name="Normal" style:family="paragraph">
      <style:paragraph-properties fo:text-align="center"/>
    </style:style>
    <style:style style:name="T6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0" style:parent-style-name="DefaultParagraphFont" style:family="text">
      <style:text-properties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T72" style:parent-style-name="DefaultParagraphFont" style:family="text">
      <style:text-properties fo:font-style="italic" style:font-style-asian="italic" style:font-style-complex="italic" fo:font-size="10pt" style:font-size-asian="10pt" style:font-size-complex="10pt"/>
    </style:style>
    <style:style style:name="T73" style:parent-style-name="DefaultParagraphFont" style:family="text">
      <style:text-properties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style="italic" style:font-style-asian="italic" style:font-style-complex="italic" fo:font-size="10pt" style:font-size-asian="10pt" style:font-size-complex="10pt"/>
    </style:style>
    <style:style style:name="P76" style:parent-style-name="Normal" style:family="paragraph">
      <style:text-properties fo:font-style="italic" style:font-style-asian="italic" style:font-style-complex="italic" fo:font-size="10pt" style:font-size-asian="10pt" style:font-size-complex="10pt"/>
    </style:style>
    <style:style style:name="T7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8" style:parent-style-name="DefaultParagraphFont" style:family="text">
      <style:text-properties fo:font-style="italic" style:font-style-asian="italic" style:font-style-complex="italic" fo:font-size="10pt" style:font-size-asian="10pt" style:font-size-complex="10pt"/>
    </style:style>
    <style:style style:name="P79" style:parent-style-name="Normal" style:family="paragraph">
      <style:text-properties fo:font-style="italic" style:font-style-asian="italic" style:font-style-complex="italic" fo:font-size="10pt" style:font-size-asian="10pt" style:font-size-complex="10pt"/>
    </style:style>
    <style:style style:name="T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1" style:parent-style-name="DefaultParagraphFont" style:family="text">
      <style:text-properties fo:font-style="italic" style:font-style-asian="italic" style:font-style-complex="italic" fo:font-size="10pt" style:font-size-asian="10pt" style:font-size-complex="10pt"/>
    </style:style>
    <style:style style:name="T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3" style:parent-style-name="DefaultParagraphFont" style:family="text">
      <style:text-properties fo:font-style="italic" style:font-style-asian="italic" style:font-style-complex="italic" fo:font-size="10pt" style:font-size-asian="10pt" style:font-size-complex="10pt"/>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8"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9"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0"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104" style:parent-style-name="Normal" style:family="paragraph">
      <style:paragraph-properties fo:margin-bottom="0.0416in"/>
    </style:style>
    <style:style style:name="T10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6" style:parent-style-name="DefaultParagraphFont" style:family="text">
      <style:text-properties fo:font-style="italic" style:font-style-asian="italic" style:font-style-complex="italic" fo:font-size="9pt" style:font-size-asian="9pt" style:font-size-complex="9pt"/>
    </style:style>
    <style:style style:name="T10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8" style:parent-style-name="DefaultParagraphFont" style:family="text">
      <style:text-properties fo:font-style="italic" style:font-style-asian="italic" style:font-style-complex="italic" fo:font-size="9pt" style:font-size-asian="9pt" style:font-size-complex="9pt"/>
    </style:style>
    <style:style style:name="T10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4" style:parent-style-name="DefaultParagraphFont" style:family="text">
      <style:text-properties fo:font-style="italic" style:font-style-asian="italic" style:font-style-complex="italic" fo:font-size="9pt" style:font-size-asian="9pt" style:font-size-complex="9pt"/>
    </style:style>
    <style:style style:name="T115" style:parent-style-name="DefaultParagraphFont" style:family="text">
      <style:text-properties fo:font-style="italic" style:font-style-asian="italic" style:font-style-complex="italic" fo:font-size="9pt" style:font-size-asian="9pt" style:font-size-complex="9pt"/>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tyle="italic" style:font-style-asian="italic" style:font-style-complex="italic" fo:font-size="9pt" style:font-size-asian="9pt" style:font-size-complex="9pt"/>
    </style:style>
    <style:style style:name="P118" style:parent-style-name="Normal" style:family="paragraph">
      <style:paragraph-properties fo:margin-bottom="0.0416in"/>
    </style:style>
    <style:style style:name="T11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20" style:parent-style-name="DefaultParagraphFont" style:family="text">
      <style:text-properties fo:font-style="italic" style:font-style-asian="italic" style:font-style-complex="italic" fo:font-size="9pt" style:font-size-asian="9pt" style:font-size-complex="9pt"/>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bottom="0.0416in"/>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style="italic" style:font-style-asian="italic" style:font-style-complex="italic" fo:font-size="10pt" style:font-size-asian="10pt" style:font-size-complex="10pt"/>
    </style:style>
    <style:style style:name="T134" style:parent-style-name="DefaultParagraphFont" style:family="text">
      <style:text-properties fo:font-style="italic" style:font-style-asian="italic" style:font-style-complex="italic" fo:font-size="10pt" style:font-size-asian="10pt" style:font-size-complex="10pt"/>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ize="10pt" style:font-size-asian="10pt" style:font-size-complex="10pt"/>
    </style:style>
    <style:style style:name="T140" style:parent-style-name="DefaultParagraphFont" style:family="text">
      <style:text-properties fo:font-style="italic" style:font-style-asian="italic" style:font-style-complex="italic" fo:font-size="10pt" style:font-size-asian="10pt" style:font-size-complex="10pt"/>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style="italic" style:font-style-asian="italic" style:font-style-complex="italic" fo:font-size="10pt" style:font-size-asian="10pt" style:font-size-complex="10pt"/>
    </style:style>
    <style:style style:name="P143" style:parent-style-name="Normal" style:family="paragraph">
      <style:paragraph-properties fo:text-align="center"/>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style="italic" style:font-style-asian="italic" style:font-style-complex="italic" fo:font-size="10pt" style:font-size-asian="10pt" style:font-size-complex="10pt"/>
    </style:style>
    <style:style style:name="T151" style:parent-style-name="DefaultParagraphFont" style:family="text">
      <style:text-properties fo:font-style="italic" style:font-style-asian="italic" style:font-style-complex="italic" fo:font-size="10pt" style:font-size-asian="10pt" style:font-size-complex="10pt"/>
    </style:style>
    <style:style style:name="T152" style:parent-style-name="DefaultParagraphFont" style:family="text">
      <style:text-properties fo:font-style="italic" style:font-style-asian="italic" style:font-style-complex="italic" fo:font-size="10pt" style:font-size-asian="10pt" style:font-size-complex="10pt"/>
    </style:style>
    <style:style style:name="T153" style:parent-style-name="DefaultParagraphFont" style:family="text">
      <style:text-properties fo:font-style="italic" style:font-style-asian="italic" style:font-style-complex="italic" fo:font-size="10pt" style:font-size-asian="10pt" style:font-size-complex="10pt"/>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style="italic" style:font-style-asian="italic" style:font-style-complex="italic" fo:font-size="10pt" style:font-size-asian="10pt" style:font-size-complex="10pt"/>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style="italic" style:font-style-asian="italic" style:font-style-complex="italic" fo:font-size="10pt" style:font-size-asian="10pt" style:font-size-complex="10pt"/>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style="italic" style:font-style-asian="italic" style:font-style-complex="italic" fo:font-size="10pt" style:font-size-asian="10pt" style:font-size-complex="10pt"/>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fo:font-size="10pt" style:font-size-asian="10pt" style:font-size-complex="10pt"/>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P169" style:parent-style-name="Normal" style:family="paragraph">
      <style:paragraph-properties fo:text-align="center"/>
    </style:style>
    <style:style style:name="P170" style:parent-style-name="Normal" style:family="paragraph">
      <style:paragraph-properties fo:text-align="center"/>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P176" style:parent-style-name="Normal" style:family="paragraph">
      <style:text-properties fo:font-weight="bold" style:font-weight-asian="bold" style:font-weight-complex="bold"/>
    </style:style>
    <style:style style:name="P177" style:parent-style-name="Normal" style:family="paragraph">
      <style:text-properties fo:font-style="italic" style:font-style-asian="italic" style:font-style-complex="italic" fo:font-size="9pt" style:font-size-asian="9pt" style:font-size-complex="9pt"/>
    </style:style>
    <style:style style:name="P178" style:parent-style-name="Normal" style:family="paragraph">
      <style:text-properties fo:font-style="italic" style:font-style-asian="italic" style:font-style-complex="italic" fo:font-size="9pt" style:font-size-asian="9pt" style:font-size-complex="9pt"/>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style="italic" style:font-style-asian="italic" style:font-style-complex="italic" fo:font-size="9pt" style:font-size-asian="9pt" style:font-size-complex="9pt"/>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fo:font-size="9pt" style:font-size-asian="9pt" style:font-size-complex="9pt"/>
    </style:style>
    <style:style style:name="T184" style:parent-style-name="DefaultParagraphFont" style:family="text">
      <style:text-properties fo:font-weight="bold" style:font-weight-asian="bold" style:font-weight-complex="bold" fo:font-size="9pt" style:font-size-asian="9pt" style:font-size-complex="9pt"/>
    </style:style>
    <style:style style:name="T185" style:parent-style-name="DefaultParagraphFont" style:family="text">
      <style:text-properties fo:font-style="italic" style:font-style-asian="italic" style:font-style-complex="italic" fo:font-size="9pt" style:font-size-asian="9pt" style:font-size-complex="9pt"/>
    </style:style>
    <style:style style:name="P186" style:parent-style-name="Normal" style:family="paragraph">
      <style:paragraph-properties fo:text-align="center"/>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P196" style:parent-style-name="Normal" style:family="paragraph">
      <style:text-properties fo:font-style="italic" style:font-style-asian="italic" style:font-style-complex="italic"/>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tyle="italic" style:font-style-asian="italic" style:font-style-complex="italic" fo:font-size="10pt" style:font-size-asian="10pt" style:font-size-complex="10pt"/>
    </style:style>
    <style:style style:name="T201" style:parent-style-name="DefaultParagraphFont" style:family="text">
      <style:text-properties fo:font-style="italic" style:font-style-asian="italic" style:font-style-complex="italic" fo:font-size="10pt" style:font-size-asian="10pt" style:font-size-complex="10pt"/>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style="italic" style:font-style-asian="italic" style:font-style-complex="italic" fo:font-size="10pt" style:font-size-asian="10pt" style:font-size-complex="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tyle="italic" style:font-style-asian="italic" style:font-style-complex="italic"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fo:font-size="10pt" style:font-size-asian="10pt" style:font-size-complex="10pt"/>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T223" style:parent-style-name="DefaultParagraphFont" style:family="text">
      <style:text-properties fo:font-style="italic" style:font-style-asian="italic" style:font-style-complex="italic" fo:font-size="10pt" style:font-size-asian="10pt" style:font-size-complex="10pt"/>
    </style:style>
    <style:style style:name="P224" style:parent-style-name="Normal" style:family="paragraph">
      <style:paragraph-properties fo:text-align="center"/>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P229" style:parent-style-name="Normal" style:family="paragraph">
      <style:text-properties fo:font-style="italic" style:font-style-asian="italic" style:font-style-complex="italic"/>
    </style:style>
    <style:style style:name="P230" style:parent-style-name="Normal" style:family="paragraph">
      <style:paragraph-properties fo:text-align="center"/>
    </style:style>
    <style:style style:name="P231" style:parent-style-name="Normal" style:family="paragraph">
      <style:paragraph-properties fo:text-align="center"/>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he Solemnity of Our Lord Jesus Christ, King of the Universe<text:span text:style-name="T8"><text:s/>(B)</text:span></text:h>
      <text:h text:style-name="P9" text:outline-level="1">Daniel 7, 12-14; Psalm 93, 1-2, 5; Revelation 1, 5-8; John 18, 33b-37<text:bookmark-end text:name="_Toc183295409"/></text:h>
      <text:p text:style-name="Normal"><text:span text:style-name="T10">Daniel 7, 12-14</text:span><text:span text:style-name="T11">:<text:s/></text:span><text:span text:style-name="T12">12<text:s/></text:span><text:span text:style-name="T13">As for the rest of the beasts, their ruling authority had already been removed, though they were permitted to go on living for a time and a season. </text:span><text:span text:style-name="T14">13</text:span><text:span text:style-name="T15"><text:s/>I was watching in the night visions, “And with the clouds of the sky one like a son of man was approaching. He went up to the Ancient of Days and was escorted before him.<text:s/></text:span><text:span text:style-name="T16">14<text:s/></text:span><text:span text:style-name="T17">To him was given ruling authority, honor, and sovereignty. All peoples, nations, and language groups were serving him. His authority is eternal and will not pass away. His kingdom will not be destroyed.</text:span></text:p>
      <text:p text:style-name="Normal"><text:span text:style-name="T18">Psalm 93, 1-2, 5</text:span><text:span text:style-name="T19">:<text:s/></text:span><text:span text:style-name="T20">1</text:span><text:span text:style-name="T21"><text:s/>The Lord reigns! He is robed in majesty, the Lord is robed, he wears strength around his waist. Indeed, the world is established, it cannot be moved.<text:s/></text:span><text:span text:style-name="T22">2<text:s/></text:span><text:span text:style-name="T23">Your throne has been secure from ancient times; you have always been king.<text:s/></text:span><text:span text:style-name="T24">5<text:s/></text:span><text:span text:style-name="T25">The rules you set down are completely reliable. Holiness aptly adorns your house, O Lord, forever.</text:span></text:p>
      <text:p text:style-name="Normal"><text:span text:style-name="T26">Revelation 1, 5-8</text:span><text:span text:style-name="T27">:<text:s/></text:span><text:span text:style-name="T28">5</text:span><text:span text:style-name="T29"><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0">6</text:span></text:a><text:span text:style-name="T31">and has appointed us as a kingdom, as priests serving his God and Father – to him be the glory and the power for ever and ever! Amen.<text:s/></text:span><text:a xlink:href="https://biblehub.com/revelation/1-7.htm" office:target-frame-name="_top" xlink:show="replace"/><text:span text:style-name="T32">7 (Look! He is returning with the clouds, and every eye will see him, even those who pierced him, and all the tribes on the earth will mourn because of him. This will certainly come to pass! Amen.)<text:s/></text:span><text:span text:style-name="T33">8<text:s/></text:span><text:span text:style-name="T34">“I am the Alpha and the Omega,” says the Lord God – the one who is, and who was, and who is still to come – the All-Powerful!</text:span></text:p>
      <text:p text:style-name="Normal"><text:span text:style-name="T35">John 18, 33b-37</text:span><text:span text:style-name="T36">:<text:s/></text:span><text:span text:style-name="T37">33<text:s/></text:span><text:span text:style-name="T38">So Pilate went back into the governor’s residence, summoned Jesus, and asked him, “Are you the king of the Jews?” </text:span><text:span text:style-name="T39">34</text:span><text:span text:style-name="T40"><text:s/>Jesus replied, “Are you saying this on your own initiative, or have others told you about me?” </text:span><text:span text:style-name="T41">35</text:span><text:span text:style-name="T42"><text:s/>Pilate answered, “I am not a Jew, am I? Your own people and your chief priests handed you over to me. What have you done?”<text:s/></text:span><text:span text:style-name="T43">36<text:s/></text:span><text:span text:style-name="T44">Jesus replied, “My kingdom is not from this world. If my kingdom were from this world, my servants would be fighting to keep me from being handed over to the Jewish authorities. But as it is, my kingdom is not from here.” </text:span><text:span text:style-name="T45">37</text:span><text:span text:style-name="T46"><text:s/>Then Pilate said, “So you are a king!” Jesus replied, “You say that I am a king. For this reason I was born, and for this reason I came into the world – to testify to the truth. Everyone who belongs to the truth listens to my voice.”</text:span></text:p>
      <text:p text:style-name="P47">Why is Jesus the King of the Universe?</text:p>
      <text:p text:style-name="Normal">In<text:s/><text:span text:style-name="T48">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 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49">John 18:36</text:span>). Notice how Jesus says that His kingdom is not from this world; that means<text:s/><text:soft-page-break/>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0">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1">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 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2">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3">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4">Psalm 34:2</text:span>).</text:p>
      <text:p text:style-name="Normal">In<text:s/><text:span text:style-name="T55">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p text:style-name="P5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0">The third liturgical year cycle (C)</text:p>
      <text:soft-page-break/>
      <text:p text:style-name="P61">First Sunday of Advent (C)</text:p>
      <text:p text:style-name="P66">Jer 33, 14-16; Ps 25, 4-5ab. 8-9. 10. 14; 1 Tes 3, 12 – 4, 2; Lk 21, 25-28. 34-36</text:p>
      <text:p text:style-name="Normal"><text:span text:style-name="T67">Jeremiah 33, 14-16:</text:span><text:span text:style-name="T68"><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9">Psalm 25:4-5ab, 8-9, 10, 14</text:span><text:span text:style-name="T70">:</text:span><text:span text:style-name="T71"><text:line-break/>4 Show me your ways, Lord,</text:span><text:span text:style-name="T72"><text:line-break/>teach me your paths.</text:span><text:span text:style-name="T73"><text:line-break/>5 Guide me in your truth and teach me,</text:span><text:span text:style-name="T74"><text:line-break/>for you are God my Savior,</text:span><text:span text:style-name="T75"><text:line-break/>and my hope is in you all day long.</text:span></text:p>
      <text:p text:style-name="P76">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7">1 Thessalonians 3,12 – 4,2:</text:span><text:span text:style-name="T78"><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p text:style-name="P79">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80">Luke 21:25-28, 34-36:</text:span><text:span text:style-name="T81"><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82">34</text:span><text:span text:style-name="T83"><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84">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text:s/><text:soft-page-break/>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 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 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text:s/><text:soft-page-break/>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85">Second Sunday of Advent (C)</text:p>
      <text:p text:style-name="P86">Bar 5, 1-9; Ps 126, 1-2ab. 2cd – 3, 4-5. 6; Phil 1, 4-6. 8-11; Lk 3, 1-6</text:p>
      <text:p text:style-name="P87">Baruch 5:1–9:</text:p>
      <text:list text:style-name="LFO1" text:continue-numbering="true">
        <text:list-item>
          <text:p text:style-name="P88">Take off the garment of your sorrow and affliction, O Jerusalem,<text:line-break/>and put on forever the beauty of the glory from God.</text:p>
        </text:list-item>
        <text:list-item>
          <text:p text:style-name="P89">Put on the robe of the righteousness that comes from God;<text:line-break/>put on your head the diadem of the glory of the Everlasting.</text:p>
        </text:list-item>
        <text:list-item>
          <text:p text:style-name="P90">For God will show your splendor everywhere under heaven.</text:p>
        </text:list-item>
        <text:list-item>
          <text:p text:style-name="P91">For your name will forever be called by God,<text:line-break/>“Peace of righteousness and glory of godliness.”</text:p>
        </text:list-item>
        <text:list-item>
          <text:p text:style-name="P92">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93">For they went forth from you on foot,<text:line-break/>led away by their enemies;<text:line-break/>but God will bring them back to you,<text:line-break/>carried in glory, as on a royal throne.</text:p>
        </text:list-item>
        <text:list-item>
          <text:p text:style-name="P94">For God has ordered that every high mountain and the everlasting hills be made low<text:line-break/>and the valleys filled up,<text:line-break/>to make level ground,<text:line-break/>so that Israel may walk safely in the glory of God.</text:p>
        </text:list-item>
        <text:list-item>
          <text:p text:style-name="P95">The woods and every fragrant tree<text:line-break/>have shaded Israel at God’s command.</text:p>
        </text:list-item>
        <text:list-item>
          <text:p text:style-name="P96">For God will lead Israel with joy,<text:line-break/>in the light of his glory,<text:line-break/>with the mercy and righteousness that come from him.</text:p>
        </text:list-item>
      </text:list>
      <text:p text:style-name="P97">Psalm 126:1-2ab, 2cd-3, 4-5, 6</text:p>
      <text:list text:style-name="LFO2" text:continue-numbering="true">
        <text:list-item>
          <text:p text:style-name="P98">When the Lord restored the fortunes of Zion,<text:line-break/>we were like those who dream.</text:p>
        </text:list-item>
        <text:list-item>
          <text:p text:style-name="P99">Then our mouth was filled with laughter,<text:line-break/>and our tongue with shouts of joy;<text:line-break/>2cd. then they said among the nations,<text:line-break/>“The Lord has done great things for them.”</text:p>
        </text:list-item>
        <text:list-item>
          <text:p text:style-name="P100">The Lord has done great things for us;<text:line-break/>we are glad.</text:p>
        </text:list-item>
        <text:list-item>
          <text:p text:style-name="P101">Restore our fortunes, O Lord,<text:line-break/>like the watercourses in the Negeb!</text:p>
        </text:list-item>
        <text:list-item>
          <text:p text:style-name="P102">May those who sow in tears<text:line-break/>reap with shouts of joy!</text:p>
        </text:list-item>
        <text:list-item>
          <text:p text:style-name="P103">He who goes forth weeping,<text:line-break/>bearing the seed for sowing,<text:line-break/>shall come home with shouts of joy,<text:line-break/>bringing his sheaves with him.</text:p>
        </text:list-item>
      </text:list>
      <text:p text:style-name="P104"><text:span text:style-name="T105">Philippians 1:4–6, 8–11:<text:s/></text:span><text:span text:style-name="T106">Always in every prayer of mine for you all, making my prayer with joy,</text:span><text:span text:style-name="T107"><text:s/></text:span><text:span text:style-name="T108">thankful for your partnership in the gospel from the first day until now.</text:span><text:span text:style-name="T109"><text:s/></text:span><text:span text:style-name="T110">And I am sure that he who began a good work in you will bring it to completion at the day of Jesus Christ. For God is my witness, how I yearn for you all with the affection of Christ Jesus.</text:span><text:span text:style-name="T111"><text:s/></text:span><text:span text:style-name="T112">And it is my prayer that your love may abound more and more, with knowledge and all discernment,</text:span><text:span text:style-name="T113"><text:s/></text:span><text:span text:style-name="T114">so that you<text:s/></text:span><text:soft-page-break/><text:span text:style-name="T115">may approve what is excellent, and may be pure and blameless for the day of Christ,</text:span><text:span text:style-name="T116"><text:s/></text:span><text:span text:style-name="T117">filled with the fruits of righteousness which come through Jesus Christ, to the glory and praise of God.</text:span></text:p>
      <text:p text:style-name="P118"><text:span text:style-name="T119">Luke 3: 1-6</text:span><text:span text:style-name="T120">: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 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span></text:p>
      <text:p text:style-name="P121">How do we prepare for the coming of Jesus?</text:p>
      <text:p text:style-name="Normal"><text:span text:style-name="T12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23"><text:span text:style-name="T124">Psalm 126:1-2ab, 2cd-3, 4-5, 6:</text:span><text:s/>The<text:span text:style-name="T12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2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 Through righteousness, we bear the fruits of the Spirit, given by Jesus, as we await His return.</text:p>
      <text:p text:style-name="Normal"><text:span text:style-name="T12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2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soft-page-break/>
      <text:p text:style-name="Normal"><text:span text:style-name="T12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30">Third Sunday of Advent (C)</text:p>
      <text:p text:style-name="P131">Zep 3:14-18a; Is 12: 2-3. 4bdc. 5-6; Phil 4:4-7; Lk 3:10-18</text:p>
      <text:p text:style-name="Normal"><text:span text:style-name="T132">Zephaniah 3:14-18a:</text:span><text:s/><text:span text:style-name="T133">Sing aloud, O daughter of Zion; shout, O Israel! Rejoice and exult with all your heart, O daughter of Jerusalem! 15 The Lord has taken away the judgments against you;</text:span><text:span text:style-name="T13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 loud singing. 18 I will gather those of you who mourn for the festival, so that you will no longer suffer reproach.</text:span></text:p>
      <text:p text:style-name="Normal"><text:span text:style-name="T135">Isaiah 12:2-3, 4bcd, 5-6:</text:span><text:span text:style-name="T136"><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37"><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38">Philippians 4:4-7:</text:span><text:span text:style-name="T139"><text:s/></text:span><text:span text:style-name="T140">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41">Luke 3:10-18:<text:s/></text:span><text:span text:style-name="T142">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43">Rejoice, rejoice!</text:p>
      <text:p text:style-name="Normal">Zephaniah 3:14-18a: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Isaiah 12: 1-6: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44">Jesus stood in the midst of the disciples and said to them: peace be to you</text:span> (Luke 24:36); secondly as a servant to distribute:<text:s/><text:span text:style-name="T145">but I am in the midst of you, as he that serves</text:span> (Luke 22:27); thirdly as a light to illuminate:<text:s/><text:span text:style-name="T146">he shone in his days as the morning star in the midst of a cloud</text:span> (Sir 50:6);</text:p>
      <text:p text:style-name="Normal">Dealing with anxiety:</text:p>
      <text:p text:style-name="Normal">Philippians 4:4-7: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Luke 3:10-18: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 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47">Fourth Sunday of Advent (C)</text:p>
      <text:p text:style-name="P148">Mi 5:1-4a; Ps 80:2ac, 3b, 15-16, 18-19; Heb 10:5-10; Lk 1:39-45</text:p>
      <text:p text:style-name="Normal"><text:span text:style-name="T149">Micah 5:1-4a<text:s/></text:span><text:span text:style-name="T150">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text:s/></text:span><text:soft-page-break/><text:span text:style-name="T151">from of old,</text:span><text:span text:style-name="T152"><text:line-break/>from ancient days. Therefore he shall give them up until the time when she who is in labor has given birth; then the rest of his brothers shall return to the people of Israel. And he shall stand and shepherd his flock</text:span><text:span text:style-name="T153"><text:line-break/>in the strength of the Lord, in the majesty of the name of the Lord his God.</text:span></text:p>
      <text:p text:style-name="Normal"><text:span text:style-name="T154">Psalm 80:2ac, 3b, 15-16, 18-19</text:span><text:span text:style-name="T155"><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56">Hebrews 10:5-10<text:s/></text:span><text:span text:style-name="T157">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p text:style-name="Normal"><text:span text:style-name="T158">Luke 1:39-45<text:s/></text:span><text:span text:style-name="T159">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Micah 5:1-4 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60">“Truly, truly, I say to you, before Abraham was, I am.”</text:span><text:s/>By using “I am,” Jesus connects Himself to the divine name God revealed to Moses in Exodus 3:14:<text:s/><text:span text:style-name="T161">“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Psalm 80:2ac, 3b, 15-16, 18-19<text:span text:style-name="T162"><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Hebrews 10:5-10 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Lk 1:39-45 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63">“Blessed are you among women, and blessed is the fruit of your womb!”</text:span><text:s/>reflects her profound faith and recognition of Mary’s role in God’s plan. Elizabeth’s question,<text:s/><text:span text:style-name="T164">“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65">“Why is this happening to me?”</text:span><text:s/>or<text:s/><text:span text:style-name="T166">“Why am I suffering?”</text:span><text:s/>we should reflect on God’s blessings and ask,<text:s/><text:span text:style-name="T167">“</text:span>Why does the Lord grant me so many good things? Why does He give me friends, family, joy, and opportunities?<text:span text:style-name="T168">”</text:span><text:s/>These questions help us remember that we are children of a loving God who promises never to leave or forsake us (Hebrews 13:5). We must cling to Him and continually thank Him for all He has done.</text:p>
      <text:p text:style-name="Normal">Mary is the Ark of the Covenant:</text:p>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69">The Nativity of the Lord (Christmas) Mass during the Night (ABC)</text:p>
      <text:p text:style-name="P170">Is 9:1-3, 5-7; Ps 96:1-2a, 2b-3, 11-12, 13; Tit 2:11-14; Lk 2:1-14</text:p>
      <text:p text:style-name="Normal"><text:span text:style-name="T171">Isaiah 9:1-3, 5-7<text:s/></text:span><text:span text:style-name="T172">But there will be no gloom for her who was in anguish. In the former time he brought into contempt the land of Zebulun and the land of Naphtali, but in the latter time he has made glorious the way of the sea,<text:s/></text:span><text:soft-page-break/><text:span text:style-name="T173">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text:span><text:span text:style-name="T174"><text:s/></text:span><text:span text:style-name="T175">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76">Psalm 96:1-2a, 2b-3, 11-12, 13</text:p>
      <text:p text:style-name="P177">1Oh sing to the Lord a new song; sing to the Lord, all the earth!<text:line-break/>2 Sing to the Lord, bless his name;<text:line-break/>proclaim his salvation from day to day.<text:line-break/>3 Declare his glory among the nations,<text:line-break/>his marvelous works among all the peoples!</text:p>
      <text:p text:style-name="P178">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79">Titus 2:11-14</text:span><text:span text:style-name="T180"><text:s/></text:span><text:span text:style-name="T181">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82">Luke 2:1-14<text:s/></text:span><text:span text:style-name="T183">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84"><text:s/></text:span><text:span text:style-name="T185">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86"><text:span text:style-name="T187">The birth of our Lord Jesus</text:span></text:p>
      <text:p text:style-name="Normal"><text:span text:style-name="T188">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 He eternally cares for his people (Everlasting Father), He truly gives us peace, which surpasses all understanding (Prince of Peace), in Him we can rest. His kingdom is everlasting and there is nothing that can destroy it. God bring light into the darkest of places by turning a bad thing into a good thing. His light guides us and redeems us.</text:p>
      <text:p text:style-name="Normal"><text:span text:style-name="T189">Psalm 96:1-2a, 2b-3, 11-12</text:span><text:s/>Jesus is the King of the Universe, worthy of all our praise and worship. He is the very reason for our existence and the source of our salvation. Through faith in Him, we are promised eternal life. Even creation itself—nature, the heavens, and the earth—<text:soft-page-break/>joins in offering praise to its Creator (Psalm 96:11-13). Today, we rejoice and celebrate His presence among us, as we honor the birth of our Savior, Jesus Christ.</text:p>
      <text:p text:style-name="Normal"><text:span text:style-name="T190">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91">“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92">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 carry out His plans. Just as the shepherds were invited to rejoice and celebrate the birth of the Savior, we too are invited to praise God for this incredible gift. The heavenly hosts—the mighty army of God’s angels—appeared, singing,<text:s/><text:span text:style-name="T193">“Glory to God in the highest, and on earth peace among those with whom he is pleased!”</text:span><text:s/>(Luke 2:14). This prayer echoes the prophecy in Isaiah 9:6, declaring Jesus as the<text:s/><text:span text:style-name="T194">“Mighty God”</text:span><text:s/>and the<text:s/><text:span text:style-name="T195">“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96">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97">The Nativity of the Lord (Christmas) Mass at Dawn (ABC)</text:p>
      <text:p text:style-name="P198">Is 62:11-12; Ps 97:1, 6, 11-12; Ti 3:4-7; Lk 2:15-20</text:p>
      <text:p text:style-name="Normal"><text:span text:style-name="T199">Isaiah 62:11-12</text:span><text:s/><text:span text:style-name="T200">The LORD has proclaimed to the end of the earth: Say to the daughter of Zion,</text:span><text:span text:style-name="T201"><text:line-break/>“Behold, your salvation comes; behold, his reward is with him, and his recompense before him.” And they shall be called The Holy People, The Redeemed of the LORD; and you shall be called Sought Out, A City Not Forsaken.</text:span></text:p>
      <text:soft-page-break/>
      <text:p text:style-name="Normal"><text:span text:style-name="T202">Psalm 97:1, 6, 11-12</text:span><text:s/><text:span text:style-name="T203">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p text:style-name="Normal"><text:span text:style-name="T204">Titus 3:4-7</text:span><text:s/><text:span text:style-name="T205">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6">Luke 2:15-20</text:span><text:s/><text:span text:style-name="T207">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08">Justification and faithfulness to God</text:p>
      <text:p text:style-name="Normal"><text:span text:style-name="T209">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0">Psalm 97:1, 6, 11-12</text:span><text:s/>We are called to worship and always rejoice because Jesus is king. We should always be thankful to Him and speak His name across the earth because He is glorious and will win in the end.</text:p>
      <text:p text:style-name="Normal"><text:span text:style-name="T211">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2">Luke 2:15-20</text:span><text:s/>The shepherds are the first one’s to hear about the good news of Jesus and from this moment the news would be spread all over the world until the very end. Even after 2000 years Jesus and His message stays and will stay relevant because His words will not pass away (Luke 21:33). The message the shepherds received seemed unexpected and 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text:s/><text:soft-page-break/>message of the Bible and accept them as true so that we could love God even more and praise Him for everything He has done.</text:p>
      <text:p text:style-name="P213">The Nativity of the Lord (Christmas)<text:s/>Mass during the Day<text:s/>(ABC)</text:p>
      <text:p text:style-name="P214">Is 52:7-10; Ps 98:1, 2-3, 3-4, 5-6; Heb 1:1-6; Jn 1:1-18</text:p>
      <text:p text:style-name="Normal"><text:span text:style-name="T215">Isaiah 52:7-10</text:span><text:s/><text:span text:style-name="T216">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7">Psalm 98:1, 2-3, 3-4, 5-6</text:span><text:s/><text:span text:style-name="T218">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p text:style-name="Normal"><text:span text:style-name="T219">Hebrews 1:1-6</text:span><text:s/><text:span text:style-name="T220">Long ago, at many times and in many ways, God spoke to our fathers by the prophets, but in these last days he has spoken to us by his Son, whom he appointed the heir of all things, through whom also he created the world. He is the radiance of the glory of God 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1">John 1:1-18</text:span><text:span text:style-name="T222"><text:s/></text:span><text:span text:style-name="T223">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4">Jesus: The Light, Life, and<text:s/>the Word</text:p>
      <text:p text:style-name="Normal"><text:span text:style-name="T225">Isaiah 52:7-10</text:span><text:s/>God leads the people back from Babylon to Zion. He is the bringer of peace and the good news. He<text:s/>turns<text:s/>bad things like the<text:s/>Babylonian<text:s/>exile into good things – the return to<text:s/>Zion.<text:s/>This is not the first time God redeemed His people as before He set them free from slavery in Egypt<text:s/>(the book of Exodus).<text:s/>God is the ultimate redeemer that will make our paths straight and is worthy of praise.</text:p>
      <text:p text:style-name="Normal"><text:span text:style-name="T226">Ps 98:1, 2-3, 3-4, 5-6</text:span><text:s/>God always shows His faithfulness and grace to all the nations. Because God is such a good<text:s/>God,<text:s/>we should sing for Him and praise Him. This psalm list instrument we<text:s/><text:soft-page-break/>should use for praising Him: the lyre,<text:s/>trumpets, horns (Psalm 98:5-6).<text:s/>Singing to the Lord with music is<text:s/>a<text:s/>crucial<text:s/>step in worship.</text:p>
      <text:p text:style-name="Normal"><text:span text:style-name="T227">Hebrews 1:1-6</text:span><text:s/>The letter to the Hebrews was meant for Jews who didn’t believe in Jesus. It starts of by linking the Old Testament to the New by saying that God previously spoke through prophets (Abraham, Moses, etc.) and in many different ways (dreams, visions, theophanies, etc.) but in the last days He spoke through Jesus<text:s/>(Hebrews 1:1-2).<text:s/>God created all things through Jesus meaning that Jesus was not created and was always there. Jesus “reflects the glory of God” (Hebrews 1:3) meaning that He is the light of the world that shines from the Lord. This passage mentions that Jesus upholds the universe by “his word of power” which indicates that Jesus is the Word of God. He is also<text:s/>superior<text:s/>to the angels in heaven. The author proves this by<text:s/>citing verses from the Old Testament which show that Jesus is the Son of God and the first-born.<text:s/>This lets us understand the significance of Christ and that He was not just a man but the one above all and the one who made the universe.</text:p>
      <text:p text:style-name="Normal"><text:span text:style-name="T228">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 3:16), even though we are sinners and disobey Him regularly. His love and mercy for us are divine, and we thank Him forever.<text:s/>God chose to become man to demonstrate that being human is not a mistake but a blessing. He showed us the right path to walk in this life so that we could please Him and enjoy life as it was meant to be lived.</text:p>
      <text:p text:style-name="P229">Thank You for the grace upon grace that You pour out through Jesus, who revealed Your glory and truth to us. Guide us, Lord, to walk in Your light, to reflect Your love, and to glorify You in all that we do. In the name of Jesus, the true light and the Word of life, we pray.<text:s/>Amen.</text:p>
      <text:p text:style-name="Normal"/>
      <text:p text:style-name="P230"/>
      <text:p text:style-name="Normal"/>
      <text:p text:style-name="Normal"/>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57" style:parent-style-name="Footer" style:family="paragraph">
      <style:paragraph-properties fo:text-align="center"/>
    </style:style>
    <style:style style:name="P58" style:parent-style-name="Normal" style:family="paragraph">
      <style:text-properties fo:font-size="10pt" style:font-size-asian="10pt" style:font-size-complex="10pt"/>
    </style:style>
    <style:style style:name="P59" style:parent-style-name="Header" style:family="paragraph">
      <style:text-properties fo:font-size="10pt" style:font-size-asian="10pt" style:font-size-complex="10pt"/>
    </style:style>
    <style:page-layout style:name="PL2">
      <style:page-layout-properties fo:page-width="8.268in" fo:page-height="11.693in" style:print-orientation="portrait" fo:margin-top="0.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5in"/>
      </style:footer-style>
    </style:page-layout>
    <style:style style:name="P62" style:parent-style-name="Normal" style:family="paragraph">
      <style:text-properties fo:font-size="10pt" style:font-size-asian="10pt" style:font-size-complex="10pt"/>
    </style:style>
    <style:style style:name="P63" style:parent-style-name="Footer" style:family="paragraph">
      <style:paragraph-properties fo:text-align="center"/>
    </style:style>
    <style:style style:name="P64" style:parent-style-name="Normal" style:family="paragraph">
      <style:text-properties fo:font-size="10pt" style:font-size-asian="10pt" style:font-size-complex="10pt"/>
    </style:style>
    <style:style style:name="P65" style:parent-style-name="Header" style:family="paragraph">
      <style:text-properties fo:font-size="10pt" style:font-size-asian="10pt" style:font-size-complex="10pt"/>
    </style:style>
  </office:automatic-styles>
  <office:master-styles>
    <style:master-page style:name="MPF0" style:page-layout-name="PL0">
      <style:header>
        <text:p text:style-name="Header">The Solemnity of Our Lord Jesus Christ, King of the Universe (B)</text:p>
        <text:p text:style-name="Header"/>
      </style:header>
      <style:footer>
        <text:p text:style-name="P2"><text:page-number text:fixed="false">2</text:page-number></text:p>
        <text:p text:style-name="Footer"/>
      </style:footer>
      <style:header-first>
        <text:p text:style-name="Header">Contents</text:p>
      </style:header-first>
    </style:master-page>
    <style:master-page style:name="MPF1" style:page-layout-name="PL1">
      <style:header>
        <text:p text:style-name="Header">The Solemnity of Our Lord Jesus Christ, King of the Universe (B)</text:p>
        <text:p text:style-name="Header"/>
      </style:header>
      <style:footer>
        <text:p text:style-name="P57"><text:page-number text:fixed="false">2</text:page-number></text:p>
        <text:p text:style-name="Footer"/>
      </style:footer>
      <style:header-first>
        <text:p text:style-name="P58">The third liturgical year cycle (C)</text:p>
        <text:p text:style-name="P59"/>
      </style:header-first>
    </style:master-page>
    <style:master-page style:name="MPF2" style:page-layout-name="PL2">
      <style:header>
        <text:p text:style-name="P62">Advent (C)</text:p>
      </style:header>
      <style:footer>
        <text:p text:style-name="P63"><text:page-number text:fixed="false">2</text:page-number></text:p>
        <text:p text:style-name="Footer"/>
      </style:footer>
      <style:header-first>
        <text:p text:style-name="P64">Advent (C)</text:p>
        <text:p text:style-name="P65"/>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4-12-23T18:09:00Z</dc:date>
    <meta:template xlink:href="Normal" xlink:type="simple"/>
    <meta:editing-cycles>190</meta:editing-cycles>
    <meta:editing-duration>PT145500S</meta:editing-duration>
    <meta:document-statistic meta:page-count="18" meta:paragraph-count="120" meta:word-count="9002" meta:character-count="60197" meta:row-count="427" meta:non-whitespace-character-count="51315"/>
  </office:meta>
</office:document-meta>
</file>